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38.04pt"/>
    </style:style>
    <style:style style:name="co5" style:family="table-column">
      <style:table-column-properties fo:break-before="auto" style:column-width="29.54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56.55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7.3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618.29pt"/>
    </style:style>
    <style:style style:name="co14" style:family="table-column">
      <style:table-column-properties fo:break-before="auto" style:column-width="96.69pt"/>
    </style:style>
    <style:style style:name="co15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87d1d1"/>
    </style:style>
    <style:style style:name="ce5" style:family="table-cell" style:parent-style-name="Default">
      <style:table-cell-properties fo:background-color="#fff9ae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c2e0ae"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fo:background-color="#fff9ae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3" table:default-cell-style-name="ce1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Debuff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Horror</text:p>
          </table:table-cell>
          <table:table-cell office:value-type="string" calcext:value-type="string">
            <text:p>Devoid</text:p>
          </table:table-cell>
          <table:table-cell office:value-type="string" calcext:value-type="string">
            <text:p>Bo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ip Throw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0(14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rike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Deal 6(9) Damage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Defend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"/>
          <table:table-cell table:style-name="ce3" office:value-type="string" calcext:value-type="string">
            <text:p>Gain 5(8) Block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 table:style-name="ce3" office:value-type="string" calcext:value-type="string">
            <text:p>Grab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2(3) Grapple. Gain 2(3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bow Cu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3" office:value-type="string" calcext:value-type="string">
            <text:p>Deal 9(12) damage. If the enemy is grappled, draw a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Lightning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Costs 1 less * for each time a Void card exhausts. Deal 7(9) damage 3 times.</text:p>
          </table:table-cell>
          <table:table-cell office:value-type="string" calcext:value-type="string">
            <text:p>Lightning Damage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Half Nelson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4" office:value-type="string" calcext:value-type="string">
            <text:p>Deal 5(6) damage. If the enemy is grappled, deal an extra 6(8) Damage. Apply 1(2) grapple.</text:p>
          </table:table-cell>
          <table:table-cell office:value-type="string" calcext:value-type="string">
            <text:p>second damage needs to be damage. See Halt?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Invisible Hand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Gain 3(4) block. Deal 4(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Jab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Deal 3 damage. If the enemy is grappled, deal 3 damage 2(3) more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ele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4" office:value-type="string" calcext:value-type="string">
            <text:p>Deal 5(8) damage to ALL enemies. Apply 1(2) grapple to ALL enemies.</text:p>
          </table:table-cell>
          <table:table-cell office:value-type="string" calcext:value-type="string">
            <text:p>Maybe remove grapple until upgraded (if too much grapple)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Mind Spik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2(16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Psychedelic Illus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</text:p>
          </table:table-cell>
          <table:table-cell table:style-name="ce9" table:number-columns-repeated="6"/>
          <table:table-cell table:style-name="ce5" office:value-type="string" calcext:value-type="string">
            <text:p>Deal 4(6) damage to ALL enemies. Gain 2(3) dexterity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Roughhouse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Deal 2 damage 4(5) times to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uplex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18(26) damage. Remove all grapple from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Armbar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11(15) bloc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reful Approach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2"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Apply 1 grapple (to ALL enemies).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arming Words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table:number-columns-repeated="5"/>
          <table:table-cell table:style-name="ce3" office:value-type="string" calcext:value-type="string">
            <text:p>Gain 8(11) block. If the enemy is grappled, apply 1(2) weak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Dark Suggestio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table:number-columns-repeated="2"/>
          <table:table-cell table:style-name="ce5" office:value-type="string" calcext:value-type="string">
            <text:p>Apply 6(9)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Insigh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3(4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raw 3(4) card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Fireman Lif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Apply 3(5) grapple. Each enemy loses HP equal to their grapp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enetrating Shot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Apply 3(4) grapple. Apply 1(2) vulnerab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4" office:value-type="string" calcext:value-type="string">
            <text:p>Unearthly Skin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Str</text:p>
          </table:table-cell>
          <table:table-cell table:style-name="ce9" table:number-columns-repeated="6"/>
          <table:table-cell table:style-name="ce5" office:value-type="string" calcext:value-type="string">
            <text:p>Gain 7(10) block. Gain 2(3) strength this turn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Full Body Vice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string" calcext:value-type="string">
            <text:p>-Str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18(24) damage and they lose 11(18) strength this turn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aymak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9" office:value-type="string" calcext:value-type="string">
            <text:p>Vuln</text:p>
          </table:table-cell>
          <table:table-cell table:style-name="ce9" table:number-columns-repeated="6"/>
          <table:table-cell table:style-name="ce5" office:value-type="string" calcext:value-type="string">
            <text:p>Deal 24(26) Damage. Gain 2(1) Vulnerab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ind Eater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If the enemy is grappled, deal 15(19) damage and apply 15(19) horror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Mountain Bomb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style-name="ce9" office:value-type="string" calcext:value-type="string">
            <text:p>Enable</text:p>
          </table:table-cell>
          <table:table-cell table:style-name="ce9" table:number-columns-repeated="4"/>
          <table:table-cell table:style-name="ce4" office:value-type="string" calcext:value-type="string">
            <text:p>Deal 10 damage. If the enemy intends to attack, deal 10(15) extra damage and apply 3(4) grapp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acrific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Deal 10(14) damage. If fatal, add a random Boon to your deck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ldritch Form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**(*)</text:p>
          </table:table-cell>
          <table:table-cell table:style-name="ce8" table:number-columns-repeated="6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The first time you draw a Void card on your turn, gain **(*)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vore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7"/>
          <table:table-cell table:number-columns-repeated="2" table:style-name="ce8" office:value-type="string" calcext:value-type="string">
            <text:p>Enable</text:p>
          </table:table-cell>
          <table:table-cell table:style-name="ce3" office:value-type="string" calcext:value-type="string">
            <text:p>Devoid. {Ethereal.} At the start of your turn, shuffle X random boons into your draw pile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Iron Grip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9"/>
          <table:table-cell table:style-name="ce5" office:value-type="string" calcext:value-type="string">
            <text:p>(Innate.) Grapple is affected by Strength and Dexterity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ormen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3"/>
          <table:table-cell table:style-name="ce8" office:value-type="string" calcext:value-type="string">
            <text:p>Weak/Vuln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3" office:value-type="string" calcext:value-type="string">
            <text:p>Devoid. At the start of your turn, apply 1 weak and 1 vulnerable to each enemy with at least 1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Vanishing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string" calcext:value-type="string">
            <text:p>+Dex+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(Innate.) Devoid. Whenever a Void card exhausts, gain 2 dexterit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ar Dow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(Innate.) At the end of your turn, grappled enemies lose 10% of their current HP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usher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4" office:value-type="string" calcext:value-type="string">
            <text:p>Apply X grapple to ALL enemies (twice). Each enemy loses HP equal to X(+1) times their grapple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Dominate Mind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Devoid. Apply 40(50) horror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everage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2"/>
          <table:table-cell table:style-name="ce8" office:value-type="string" calcext:value-type="string">
            <text:p>+Str</text:p>
          </table:table-cell>
          <table:table-cell table:style-name="ce8" table:number-columns-repeated="6"/>
          <table:table-cell table:style-name="ce3" office:value-type="string" calcext:value-type="string">
            <text:p>Gain strength equal to your block this turn. Remove your block. Exhaust.</text:p>
          </table:table-cell>
          <table:table-cell office:value-type="string" calcext:value-type="string">
            <text:p>u/tallandgodless</text:p>
          </table:table-cell>
        </table:table-row>
        <table:table-row table:style-name="ro1">
          <table:table-cell/>
          <table:table-cell table:style-name="ce3" office:value-type="string" calcext:value-type="string">
            <text:p>Mind Meld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3(2)</text:p>
          </table:table-cell>
          <table:table-cell table:style-name="ce8" table:number-columns-repeated="3"/>
          <table:table-cell table:style-name="ce8" office:value-type="string" calcext:value-type="string">
            <text:p>Weak</text:p>
          </table:table-cell>
          <table:table-cell table:style-name="ce8" office:value-type="string" calcext:value-type="string">
            <text:p>Payoff</text:p>
          </table:table-cell>
          <table:table-cell table:style-name="ce8" table:number-columns-repeated="2"/>
          <table:table-cell table:style-name="ce8" office:value-type="string" calcext:value-type="string">
            <text:p>Enable</text:p>
          </table:table-cell>
          <table:table-cell table:style-name="ce8"/>
          <table:table-cell table:style-name="ce4" office:value-type="string" calcext:value-type="string">
            <text:p><text:span text:style-name="T1">Devoid. If the enemy is grappled, gain block equal their current attack and apply 3 weak.</text:span>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Nothing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8" office:value-type="string" calcext:value-type="string">
            <text:p>Payoff</text:p>
          </table:table-cell>
          <table:table-cell table:style-name="ce8"/>
          <table:table-cell table:style-name="ce4" office:value-type="string" calcext:value-type="string">
            <text:p>Devoid. Choose a card in your hand. Exhaust all Void cards in your draw pile and replace them with the chosen card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ubmi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’s HP is less than 10 times their grapple, set that enemy’s HP to zero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Voidlight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**(*)</text:p>
          </table:table-cell>
          <table:table-cell table:style-name="ce8" office:value-type="string" calcext:value-type="string">
            <text:p>2(3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**(*). Draw 2(3) cards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Bear Hug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deal 8(11) Damage and gain 8(11) block.</text:p>
          </table:table-cell>
          <table:table-cell office:value-type="string" calcext:value-type="string">
            <text:p>image: Bear getting grappled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Catapul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Deal 5(8) damage to each grappled enemy for each grappled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Drag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eal 6(9) damag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Eldritch Shock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Deal 11(15)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o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nnate. Deal 8(12) damage. If the enemy is grappled, deal 6(10) extra damage. Exhaust.</text:p>
          </table:table-cell>
          <table:table-cell office:value-type="string" calcext:value-type="string">
            <text:p>second damage needs to be damage. See Halt?</text:p>
          </table:table-cell>
        </table:table-row>
        <table:table-row table:style-name="ro1">
          <table:table-cell office:value-type="string" calcext:value-type="string">
            <text:p>update</text:p>
          </table:table-cell>
          <table:table-cell table:style-name="ce3" office:value-type="string" calcext:value-type="string">
            <text:p>Hammer Strik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Str</text:p>
          </table:table-cell>
          <table:table-cell table:style-name="ce8" table:number-columns-repeated="6"/>
          <table:table-cell table:style-name="ce3" office:value-type="string" calcext:value-type="string">
            <text:p>Deal 7(10) damage. Gain 2 Strength this turn.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Lariat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Attack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*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7"/>
          <table:table-cell table:style-name="ce5" office:value-type="string" calcext:value-type="string">
            <text:p>Deal 5(8) damage. If the enemy is grappled, gain * and draw 1 car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Pounc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Deal 12(15) damage. Move all Grapple to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Weird Condui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Attac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Devoid. Deal 4(6) damage for each Void card in your exhaust pile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Body Shie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2(1)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deal 1 damage to all grappled enemi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ill Tou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Whenever you apply grapple, apply 1(2) horror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rave Noth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2" calcext:value-type="float">
            <text:p>2</text:p>
          </table:table-cell>
          <table:table-cell table:style-name="ce3" table:number-columns-repeated="2"/>
          <table:table-cell table:style-name="ce8" office:value-type="string" calcext:value-type="string">
            <text:p>HP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/>
          <table:table-cell table:style-name="ce3" office:value-type="string" calcext:value-type="string">
            <text:p>Whenever a Void card exhausts, heal 1(2) HP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Sticky Finger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5"/>
          <table:table-cell table:style-name="ce8" office:value-type="string" calcext:value-type="string">
            <text:p>Enable</text:p>
          </table:table-cell>
          <table:table-cell table:style-name="ce8" table:number-columns-repeated="3"/>
          <table:table-cell table:style-name="ce3" office:value-type="string" calcext:value-type="string">
            <text:p>Whenever an enemy attacks, apply 1 grapple to that enemy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Unnerving Laughter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number-columns-repeated="2" table:style-name="ce9" office:value-type="string" calcext:value-type="string">
            <text:p>Enable</text:p>
          </table:table-cell>
          <table:table-cell table:style-name="ce9"/>
          <table:table-cell table:style-name="ce5" office:value-type="string" calcext:value-type="string">
            <text:p>Ethereal. Devoid. At the start of your turn, apply 2(3) horror to a random enemy.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Up Close and Personal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4"/>
          <table:table-cell table:number-columns-repeated="2" table:style-name="ce9" office:value-type="string" calcext:value-type="string">
            <text:p>Payoff</text:p>
          </table:table-cell>
          <table:table-cell table:style-name="ce9" table:number-columns-repeated="3"/>
          <table:table-cell table:style-name="ce5" office:value-type="string" calcext:value-type="string">
            <text:p>Your attacks deal 3(5) extra damage to grappled enemie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Agility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Dex+</text:p>
          </table:table-cell>
          <table:table-cell table:style-name="ce8" table:number-columns-repeated="6"/>
          <table:table-cell table:style-name="ce3" office:value-type="string" calcext:value-type="string">
            <text:p>Gain 1(+1) dexterity. Exhaust. Can be upgraded any number of times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Chokehol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Payoff</text:p>
          </table:table-cell>
          <table:table-cell table:style-name="ce3" table:number-columns-repeated="4"/>
          <table:table-cell table:style-name="ce3" office:value-type="string" calcext:value-type="string">
            <text:p>The enemy loses HP equal to 3(4) times their grapp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ircle Behin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4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gain 5(8) blo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Cross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number-columns-repeated="9"/>
          <table:table-cell table:style-name="ce3" office:value-type="string" calcext:value-type="string">
            <text:p>Choose one of three skills of any color to add to your hand. (It costs 0 this turn)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et Ready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+Str+/+Dex+</text:p>
          </table:table-cell>
          <table:table-cell table:style-name="ce8" table:number-columns-repeated="6"/>
          <table:table-cell table:style-name="ce3" office:value-type="string" calcext:value-type="string">
            <text:p>Innate. Gain 1(2) strength and 1(2) dexterity. Exhaust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3" office:value-type="string" calcext:value-type="string">
            <text:p>Get Set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8" office:value-type="string" calcext:value-type="string">
            <text:p>Enable</text:p>
          </table:table-cell>
          <table:table-cell table:style-name="ce8" table:number-columns-repeated="4"/>
          <table:table-cell table:style-name="ce3" office:value-type="string" calcext:value-type="string">
            <text:p>Innate. Apply 1(2) grapple. Gain 9(14) block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rowing D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2"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Apply 8(12) horror and increase the value of this card by 4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Humiliate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string" calcext:value-type="string">
            <text:p>Vuln/-Str</text:p>
          </table:table-cell>
          <table:table-cell table:style-name="ce9" office:value-type="string" calcext:value-type="string">
            <text:p>Payoff</text:p>
          </table:table-cell>
          <table:table-cell table:style-name="ce9" table:number-columns-repeated="4"/>
          <table:table-cell table:style-name="ce5" office:value-type="string" calcext:value-type="string">
            <text:p>If the enemy is grappled, apply 3(5) vulnerable. ALL enemies lose 8(11) strength this turn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Mind Read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1(2)</text:p>
          </table:table-cell>
          <table:table-cell table:style-name="ce8" table:number-columns-repeated="2"/>
          <table:table-cell table:style-name="ce8" office:value-type="string" calcext:value-type="string">
            <text:p>Payoff</text:p>
          </table:table-cell>
          <table:table-cell table:style-name="ce8" table:number-columns-repeated="4"/>
          <table:table-cell table:style-name="ce3" office:value-type="string" calcext:value-type="string">
            <text:p>If the enemy is grappled, draw 1(2) cards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ut of Reach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5"/>
          <table:table-cell table:style-name="ce8" office:value-type="string" calcext:value-type="string">
            <text:p>Payoff</text:p>
          </table:table-cell>
          <table:table-cell table:style-name="ce8" table:number-columns-repeated="3"/>
          <table:table-cell table:style-name="ce4" office:value-type="string" calcext:value-type="string">
            <text:p><text:span text:style-name="T1">Gain 5(7) block for each grapple on ALL enemies. </text:span>Remove all grapple from ALL enemies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etitio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Shuffle 3(5) random boons into your draw pile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Scrambl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+Dex</text:p>
          </table:table-cell>
          <table:table-cell table:style-name="ce8" table:number-columns-repeated="6"/>
          <table:table-cell table:style-name="ce3" office:value-type="string" calcext:value-type="string">
            <text:p>Gain 5(8) Block. Gain 2 Dexterity this turn. Draw 1 card.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Unearthly Vision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6"/>
          <table:table-cell table:style-name="ce9" office:value-type="string" calcext:value-type="string">
            <text:p>Enable</text:p>
          </table:table-cell>
          <table:table-cell table:style-name="ce9" office:value-type="string" calcext:value-type="string">
            <text:p>Payoff</text:p>
          </table:table-cell>
          <table:table-cell table:style-name="ce9"/>
          <table:table-cell table:style-name="ce5" office:value-type="string" calcext:value-type="string">
            <text:p>Devoid. Apply 4(6) horror to ALL enemies for each Void card in your exhaust pile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itality Drain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8" office:value-type="string" calcext:value-type="string">
            <text:p>-Str+</text:p>
          </table:table-cell>
          <table:table-cell table:style-name="ce8" table:number-columns-repeated="3"/>
          <table:table-cell table:style-name="ce8" office:value-type="string" calcext:value-type="string">
            <text:p>Payoff</text:p>
          </table:table-cell>
          <table:table-cell table:style-name="ce8"/>
          <table:table-cell table:style-name="ce3" office:value-type="string" calcext:value-type="string">
            <text:p>Enemy loses 1(2) strength for each Void in your Exhaust pile. Exhaust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Void Cage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7"/>
          <table:table-cell table:style-name="ce8" office:value-type="string" calcext:value-type="string">
            <text:p>Enable</text:p>
          </table:table-cell>
          <table:table-cell table:style-name="ce8"/>
          <table:table-cell table:style-name="ce3" office:value-type="string" calcext:value-type="string">
            <text:p>Devoid. Gain 20(25) block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eight Training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string" calcext:value-type="string">
            <text:p>+Str+</text:p>
          </table:table-cell>
          <table:table-cell table:style-name="ce8" table:number-columns-repeated="6"/>
          <table:table-cell table:style-name="ce3" office:value-type="string" calcext:value-type="string">
            <text:p><text:span text:style-name="T1">Gain 1(+1) strength. Exhaust. Can be upgraded any number of times</text:span>.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Whim of the Gods</text:p>
          </table:table-cell>
          <table:table-cell table:style-name="ce3" office:value-type="string" calcext:value-type="string">
            <text:p>Uncommon</text:p>
          </table:table-cell>
          <table:table-cell table:style-name="ce3" office:value-type="string" calcext:value-type="string">
            <text:p>Skill</text:p>
          </table:table-cell>
          <table:table-cell table:style-name="ce8" office:value-type="string" calcext:value-type="string">
            <text:p>1(0)</text:p>
          </table:table-cell>
          <table:table-cell table:style-name="ce8" table:number-columns-repeated="8"/>
          <table:table-cell table:style-name="ce8" office:value-type="string" calcext:value-type="string">
            <text:p>Enable</text:p>
          </table:table-cell>
          <table:table-cell table:style-name="ce3" office:value-type="string" calcext:value-type="string">
            <text:p>Add a random boon to your hand.</text:p>
          </table:table-cell>
          <table:table-cell/>
        </table:table-row>
        <table:table-row table:style-name="ro1">
          <table:table-cell office:value-type="string" calcext:value-type="string">
            <text:p>Yes</text:p>
          </table:table-cell>
          <table:table-cell table:style-name="ce5" office:value-type="string" calcext:value-type="string">
            <text:p>Whispers</text:p>
          </table:table-cell>
          <table:table-cell table:style-name="ce5" office:value-type="string" calcext:value-type="string">
            <text:p>Un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9"/>
          <table:table-cell table:style-name="ce5" office:value-type="string" calcext:value-type="string">
            <text:p>Apply 2(3) horror to ALL enemies.</text:p>
          </table:table-cell>
          <table:table-cell/>
        </table:table-row>
        <table:table-row table:style-name="ro1" table:number-rows-repeated="104850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3" table:style-name="ta1">
        <office:forms form:automatic-focus="false" form:apply-design-mode="false"/>
        <table:table-column table:style-name="co8" table:number-columns-repeated="2" table:default-cell-style-name="ce15"/>
        <table:table-row table:style-name="ro1">
          <table:table-cell office:value-type="string" calcext:value-type="string">
            <text:p>Cost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COUNTIF([$Sheet1.$E$1:$Sheet1.$E$188]; &quot;X*&quot;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UNTIF([$Sheet1.$E$1:$Sheet1.$E$188]; &quot;0*&quot;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UNTIF([$Sheet1.$E$1:$Sheet1.$E$188]; &quot;1*&quot;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UNTIF([$Sheet1.$E$1:$Sheet1.$E$188]; &quot;2*&quot;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UNTIF([$Sheet1.$E$1:$Sheet1.$E$188]; &quot;3*&quot;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UNTIF([$Sheet1.$E$1:$Sheet1.$E$188]; &quot;4*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7])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table:formula="of:=COUNTIF([$Sheet1.$C$1:$Sheet1.$C$188]; &quot;Basic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mmon</text:p>
          </table:table-cell>
          <table:table-cell table:formula="of:=COUNTIF([$Sheet1.$C$1:$Sheet1.$C$188]; &quot;Common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ncommon</text:p>
          </table:table-cell>
          <table:table-cell table:formula="of:=COUNTIF([$Sheet1.$C$1:$Sheet1.$C$188]; &quot;Uncommon&quot;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are</text:p>
          </table:table-cell>
          <table:table-cell table:formula="of:=COUNTIF([$Sheet1.$C$1:$Sheet1.$C$188]; &quot;Rare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$Sheet1.$C$1:$Sheet1.$C$188]; &quot;Special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4])"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umber</text:p>
          </table:table-cell>
        </table:table-row>
        <table:table-row table:style-name="ro1">
          <table:table-cell office:value-type="string" calcext:value-type="string">
            <text:p>Attack</text:p>
          </table:table-cell>
          <table:table-cell table:formula="of:=COUNTIF([$Sheet1.$D$1:$Sheet1.$D$188]; &quot;Attack&quot;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kill</text:p>
          </table:table-cell>
          <table:table-cell table:formula="of:=COUNTIF([$Sheet1.$D$1:$Sheet1.$D$188]; &quot;Skill&quot;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table:formula="of:=COUNTIF([$Sheet1.$D$1:$Sheet1.$D$188]; &quot;Power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9:.B21])" office:value-type="float" office:value="73" calcext:value-type="float">
            <text:p>73</text:p>
          </table:table-cell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8" table:number-columns-repeated="10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Unsettling Figurine</text:p>
          </table:table-cell>
          <table:table-cell office:value-type="string" calcext:value-type="string">
            <text:p>Boss Relic</text:p>
          </table:table-cell>
          <table:table-cell office:value-type="string" calcext:value-type="string">
            <text:p>Gain * at the start of your turn. Every 2 turns, shuffle a Void into your Draw pile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Invisibility Cape</text:p>
          </table:table-cell>
          <table:table-cell office:value-type="string" calcext:value-type="string">
            <text:p>Uncommon Relic</text:p>
          </table:table-cell>
          <table:table-cell office:value-type="string" calcext:value-type="string">
            <text:p>At the start of each combat, apply 1 grapple to all enemies</text:p>
          </table:table-cell>
          <table:table-cell table:style-name="Default" table:number-columns-repeated="10"/>
          <table:table-cell/>
        </table:table-row>
        <table:table-row table:style-name="ro1">
          <table:table-cell table:number-columns-repeated="3"/>
          <table:table-cell table:style-name="Default" table:number-columns-repeated="10"/>
          <table:table-cell/>
        </table:table-row>
        <table:table-row table:style-name="ro1">
          <table:table-cell office:value-type="string" calcext:value-type="string">
            <text:p>Abathoth’s Armor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lated Armor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6(8) Plated Armor. Exhaust.</text:p>
          </table:table-cell>
        </table:table-row>
        <table:table-row table:style-name="ro1">
          <table:table-cell office:value-type="string" calcext:value-type="string">
            <text:p>Dark Enlighten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(4)</text:p>
          </table:table-cell>
          <table:table-cell table:number-columns-repeated="5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Draw 3(4) cards. Exhaust.</text:p>
          </table:table-cell>
        </table:table-row>
        <table:table-row table:style-name="ro1">
          <table:table-cell office:value-type="string" calcext:value-type="string">
            <text:p>Gift of the Shad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angible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1(2) Intangible. Exhaust.</text:p>
          </table:table-cell>
        </table:table-row>
        <table:table-row table:style-name="ro1">
          <table:table-cell office:value-type="string" calcext:value-type="string">
            <text:p>Serpent’s Grace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Dex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dexterity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Str+</text:p>
          </table:table-cell>
          <table:table-cell table:number-columns-repeated="4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2(3) strength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Weak/Vuln</text:p>
          </table:table-cell>
          <table:table-cell table:number-columns-repeated="3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Apply 2(3) weak and 2(3) vulnerable to ALL enemies. Exhaust.</text:p>
          </table:table-cell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(*)</text:p>
          </table:table-cell>
          <table:table-cell table:number-columns-repeated="6"/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Devoid. Gain *(*). Exhaust.</text:p>
          </table:table-cell>
        </table:table-row>
        <table:table-row table:style-name="ro1">
          <table:table-cell table:style-name="ce5" office:value-type="string" calcext:value-type="string">
            <text:p>Group Hug</text:p>
          </table:table-cell>
          <table:table-cell table:style-name="ce5" office:value-type="string" calcext:value-type="string">
            <text:p>Common</text:p>
          </table:table-cell>
          <table:table-cell table:style-name="ce5" office:value-type="string" calcext:value-type="string">
            <text:p>Skill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5"/>
          <table:table-cell table:style-name="ce9" office:value-type="string" calcext:value-type="string">
            <text:p>Enable</text:p>
          </table:table-cell>
          <table:table-cell table:style-name="ce9" table:number-columns-repeated="3"/>
          <table:table-cell table:style-name="ce5" office:value-type="string" calcext:value-type="string">
            <text:p>Gain 8(11) block. Apply 1(2) Grapple to ALL enemies.</text:p>
          </table:table-cell>
        </table:table-row>
        <table:table-row table:style-name="ro1">
          <table:table-cell table:style-name="ce3" office:value-type="string" calcext:value-type="string">
            <text:p>Willing Possession</text:p>
          </table:table-cell>
          <table:table-cell table:style-name="ce3" office:value-type="string" calcext:value-type="string">
            <text:p>Rare</text:p>
          </table:table-cell>
          <table:table-cell table:style-name="ce3" office:value-type="string" calcext:value-type="string">
            <text:p>Power</text:p>
          </table:table-cell>
          <table:table-cell table:style-name="ce8" office:value-type="float" office:value="3" calcext:value-type="float">
            <text:p>3</text:p>
          </table:table-cell>
          <table:table-cell table:style-name="ce3" table:number-columns-repeated="6"/>
          <table:table-cell table:style-name="ce3" office:value-type="string" calcext:value-type="string">
            <text:p>Enable</text:p>
          </table:table-cell>
          <table:table-cell table:style-name="ce3" table:number-columns-repeated="2"/>
          <table:table-cell table:style-name="ce3" office:value-type="string" calcext:value-type="string">
            <text:p>Gain 2(3) strength and 2(3) dexterity at the start of each turn. Gain 5 madness at the end of each turn.</text:p>
          </table:table-cell>
        </table:table-row>
        <table:table-row table:style-name="ro1">
          <table:table-cell table:style-name="ce5" office:value-type="string" calcext:value-type="string">
            <text:p>Amnesia</text:p>
          </table:table-cell>
          <table:table-cell table:style-name="ce5" office:value-type="string" calcext:value-type="string">
            <text:p>Rare</text:p>
          </table:table-cell>
          <table:table-cell table:style-name="ce5" office:value-type="string" calcext:value-type="string">
            <text:p>Power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number-columns-repeated="9"/>
          <table:table-cell table:style-name="ce4" office:value-type="string" calcext:value-type="string">
            <text:p>Whenever you play a card, Exhaust it. At the start of your turn, return 3(5) cards from your exhaust pile to your hand.</text:p>
          </table:table-cell>
        </table:table-row>
      </table:table>
      <table:named-expressions/>
      <table:database-ranges>
        <table:database-range table:name="__Anonymous_Sheet_DB__0" table:target-range-address="Sheet1.A1:Sheet1.P7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9:33:37.166166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6:45:31.420211293</meta:creation-date>
    <dc:date>2020-05-12T17:19:29.839506397</dc:date>
    <meta:editing-duration>P3DT20H55M35S</meta:editing-duration>
    <meta:editing-cycles>122</meta:editing-cycles>
    <meta:generator>LibreOffice/6.0.7.3$Linux_X86_64 LibreOffice_project/00m0$Build-3</meta:generator>
    <meta:document-statistic meta:table-count="3" meta:cell-count="638" meta:object-count="0"/>
  </office:meta>
</office:document-meta>
</file>